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13.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oogle.maps.MapTypeId clas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Identifiers for common MapType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2" office:value-type="string">
            <text:p>Constant</text:p>
          </table:table-cell>
          <table:table-cell table:style-name="ce4"/>
        </table:table-row>
        <table:table-row table:style-name="ro4">
          <table:table-cell table:style-name="ce3" office:value-type="string">
            <text:p>Constant 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HYBRID </text:p>
          </table:table-cell>
          <table:table-cell office:value-type="string">
            <text:p>This map type displays a transparent layer of major streets on satellite images.</text:p>
          </table:table-cell>
        </table:table-row>
        <table:table-row table:style-name="ro2">
          <table:table-cell office:value-type="string">
            <text:p>ROADMAP </text:p>
          </table:table-cell>
          <table:table-cell office:value-type="string">
            <text:p>This map type displays a normal street map.</text:p>
          </table:table-cell>
        </table:table-row>
        <table:table-row table:style-name="ro2">
          <table:table-cell office:value-type="string">
            <text:p>SATELLITE </text:p>
          </table:table-cell>
          <table:table-cell office:value-type="string">
            <text:p>This map type displays satellite images.</text:p>
          </table:table-cell>
        </table:table-row>
        <table:table-row table:style-name="ro2">
          <table:table-cell office:value-type="string">
            <text:p>TERRAIN </text:p>
          </table:table-cell>
          <table:table-cell office:value-type="string">
            <text:p>This map type displays maps with physical features such as terrain and vegetation.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7:42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7:41:06.58</meta:creation-date>
    <dc:date>2011-12-13T17:42:35.86</dc:date>
    <meta:editing-duration>PT1M29S</meta:editing-duration>
    <meta:editing-cycles>1</meta:editing-cycles>
    <meta:document-statistic meta:table-count="3" meta:cell-count="13" meta:object-count="0"/>
    <meta:generator>OpenOffice.org/3.3$Win32 OpenOffice.org_project/330m20$Build-9567</meta:generator>
  </office:meta>
</office:document-meta>
</file>